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eeeeee" draw:textarea-horizontal-align="justify" draw:textarea-vertical-align="middle" draw:auto-grow-height="false" fo:min-height="4.957cm" fo:min-width="2.929cm" fo:padding-top="0.231cm" fo:padding-bottom="0.231cm" fo:padding-left="0.356cm" fo:padding-right="0.356cm"/>
    </style:style>
    <style:style style:name="gr2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0.204cm" fo:min-width="0c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>
      <style:graphic-properties svg:stroke-width="0.081cm" svg:stroke-color="#111111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0.204cm" fo:min-width="0cm" fo:padding-top="0.152cm" fo:padding-bottom="0.152cm" fo:padding-left="0.277cm" fo:padding-right="0.277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5.207cm" svg:x="4.048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4.556cm" svg:y="5.826cm">
          <text:p text:style-name="P2">x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91cm" svg:y1="6.207cm" svg:x2="7.096cm" svg:y2="6.207cm">
          <text:p/>
        </draw:line>
        <draw:custom-shape draw:style-name="gr2" draw:text-style-name="P1" draw:layer="layout" svg:width="0.508cm" svg:height="0.508cm" svg:x="4.556cm" svg:y="7.123cm">
          <text:p text:style-name="P2">x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91cm" svg:y1="7.504cm" svg:x2="7.096cm" svg:y2="7.504cm">
          <text:p/>
        </draw:line>
        <draw:custom-shape draw:style-name="gr4" draw:text-style-name="P1" draw:layer="layout" svg:width="0.508cm" svg:height="0.508cm" svg:x="4.556cm" svg:y="8.36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91cm" svg:y1="8.747cm" svg:x2="7.096cm" svg:y2="8.7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20:04:04.161569070</meta:creation-date>
    <dc:date>2022-01-28T20:07:15.984326148</dc:date>
    <meta:editing-duration>PT3M11S</meta:editing-duration>
    <meta:editing-cycles>3</meta:editing-cycles>
    <meta:generator>LibreOffice/6.4.7.2$Linux_X86_64 LibreOffice_project/40$Build-2</meta:generator>
    <meta:document-statistic meta:object-count="7"/>
  </office:meta>
</office:document-meta>
</file>